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2.24mm"/>
    </style:style>
    <style:style style:name="co2" style:family="table-column">
      <style:table-column-properties fo:break-before="auto" style:column-width="18.22mm"/>
    </style:style>
    <style:style style:name="co3" style:family="table-column">
      <style:table-column-properties fo:break-before="auto" style:column-width="12.75mm"/>
    </style:style>
    <style:style style:name="co4" style:family="table-column">
      <style:table-column-properties fo:break-before="auto" style:column-width="14.02mm"/>
    </style:style>
    <style:style style:name="co5" style:family="table-column">
      <style:table-column-properties fo:break-before="auto" style:column-width="14.75mm"/>
    </style:style>
    <style:style style:name="co6" style:family="table-column">
      <style:table-column-properties fo:break-before="auto" style:column-width="18.59mm"/>
    </style:style>
    <style:style style:name="co7" style:family="table-column">
      <style:table-column-properties fo:break-before="auto" style:column-width="11.66mm"/>
    </style:style>
    <style:style style:name="co8" style:family="table-column">
      <style:table-column-properties fo:break-before="auto" style:column-width="15.66mm"/>
    </style:style>
    <style:style style:name="co9" style:family="table-column">
      <style:table-column-properties fo:break-before="auto" style:column-width="11.2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5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(colType)</text:p>
          </table:table-cell>
          <table:table-cell table:style-name="ce1" office:value-type="string" calcext:value-type="string">
            <text:p>(size)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Score</text:p>
          </table:table-cell>
          <table:table-cell table:style-name="ce3" office:value-type="string" calcext:value-type="string">
            <text:p>Error</text:p>
          </table:table-cell>
          <table:table-cell table:style-name="ce1" office:value-type="string" calcext:value-type="string">
            <text:p>Units</text:p>
          </table:table-cell>
          <table:table-cell table:style-name="ce1"/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s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199403" calcext:value-type="float">
            <text:p>199403</text:p>
          </table:table-cell>
          <table:table-cell table:style-name="ce2" office:value-type="float" office:value="616.173" calcext:value-type="float">
            <text:p>616</text:p>
          </table:table-cell>
          <table:table-cell office:value-type="string" calcext:value-type="string">
            <text:p>±</text:p>
          </table:table-cell>
          <table:table-cell table:style-name="ce2" office:value-type="float" office:value="1.171" calcext:value-type="float">
            <text:p>1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s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mple</text:p>
          </table:table-cell>
          <table:table-cell office:value-type="float" office:value="248590" calcext:value-type="float">
            <text:p>248590</text:p>
          </table:table-cell>
          <table:table-cell table:style-name="ce2" office:value-type="float" office:value="7527.845" calcext:value-type="float">
            <text:p>7,528</text:p>
          </table:table-cell>
          <table:table-cell office:value-type="string" calcext:value-type="string">
            <text:p>±</text:p>
          </table:table-cell>
          <table:table-cell table:style-name="ce2" office:value-type="float" office:value="19.323" calcext:value-type="float">
            <text:p>19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se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ample</text:p>
          </table:table-cell>
          <table:table-cell office:value-type="float" office:value="94902" calcext:value-type="float">
            <text:p>94902</text:p>
          </table:table-cell>
          <table:table-cell table:style-name="ce2" office:value-type="float" office:value="157897.147" calcext:value-type="float">
            <text:p>157,897</text:p>
          </table:table-cell>
          <table:table-cell office:value-type="string" calcext:value-type="string">
            <text:p>±</text:p>
          </table:table-cell>
          <table:table-cell table:style-name="ce2" office:value-type="float" office:value="6883.373" calcext:value-type="float">
            <text:p>6,883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se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ample</text:p>
          </table:table-cell>
          <table:table-cell office:value-type="float" office:value="8110" calcext:value-type="float">
            <text:p>8110</text:p>
          </table:table-cell>
          <table:table-cell table:style-name="ce2" office:value-type="float" office:value="1849349.556" calcext:value-type="float">
            <text:p>1,849,350</text:p>
          </table:table-cell>
          <table:table-cell office:value-type="string" calcext:value-type="string">
            <text:p>±</text:p>
          </table:table-cell>
          <table:table-cell table:style-name="ce2" office:value-type="float" office:value="7502.427" calcext:value-type="float">
            <text:p>7,502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li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191868" calcext:value-type="float">
            <text:p>191868</text:p>
          </table:table-cell>
          <table:table-cell table:style-name="ce2" office:value-type="float" office:value="361.211" calcext:value-type="float">
            <text:p>361</text:p>
          </table:table-cell>
          <table:table-cell office:value-type="string" calcext:value-type="string">
            <text:p>±</text:p>
          </table:table-cell>
          <table:table-cell table:style-name="ce2" office:value-type="float" office:value="31.541" calcext:value-type="float">
            <text:p>32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li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mple</text:p>
          </table:table-cell>
          <table:table-cell office:value-type="float" office:value="187871" calcext:value-type="float">
            <text:p>187871</text:p>
          </table:table-cell>
          <table:table-cell table:style-name="ce2" office:value-type="float" office:value="2502.562" calcext:value-type="float">
            <text:p>2,503</text:p>
          </table:table-cell>
          <table:table-cell office:value-type="string" calcext:value-type="string">
            <text:p>±</text:p>
          </table:table-cell>
          <table:table-cell table:style-name="ce2" office:value-type="float" office:value="48.419" calcext:value-type="float">
            <text:p>48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lis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ample</text:p>
          </table:table-cell>
          <table:table-cell office:value-type="float" office:value="236549" calcext:value-type="float">
            <text:p>236549</text:p>
          </table:table-cell>
          <table:table-cell table:style-name="ce2" office:value-type="float" office:value="15888.309" calcext:value-type="float">
            <text:p>15,888</text:p>
          </table:table-cell>
          <table:table-cell office:value-type="string" calcext:value-type="string">
            <text:p>±</text:p>
          </table:table-cell>
          <table:table-cell table:style-name="ce2" office:value-type="float" office:value="151.733" calcext:value-type="float">
            <text:p>152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lis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ample</text:p>
          </table:table-cell>
          <table:table-cell office:value-type="float" office:value="65485" calcext:value-type="float">
            <text:p>65485</text:p>
          </table:table-cell>
          <table:table-cell table:style-name="ce2" office:value-type="float" office:value="228716.061" calcext:value-type="float">
            <text:p>228,716</text:p>
          </table:table-cell>
          <table:table-cell office:value-type="string" calcext:value-type="string">
            <text:p>±</text:p>
          </table:table-cell>
          <table:table-cell table:style-name="ce2" office:value-type="float" office:value="1218.545" calcext:value-type="float">
            <text:p>1,219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lists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169298" calcext:value-type="float">
            <text:p>169298</text:p>
          </table:table-cell>
          <table:table-cell table:style-name="ce2" office:value-type="float" office:value="716.765" calcext:value-type="float">
            <text:p>717</text:p>
          </table:table-cell>
          <table:table-cell office:value-type="string" calcext:value-type="string">
            <text:p>±</text:p>
          </table:table-cell>
          <table:table-cell table:style-name="ce2" office:value-type="float" office:value="1.46" calcext:value-type="float">
            <text:p>1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lists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mple</text:p>
          </table:table-cell>
          <table:table-cell office:value-type="float" office:value="174958" calcext:value-type="float">
            <text:p>174958</text:p>
          </table:table-cell>
          <table:table-cell table:style-name="ce2" office:value-type="float" office:value="5367.003" calcext:value-type="float">
            <text:p>5,367</text:p>
          </table:table-cell>
          <table:table-cell office:value-type="string" calcext:value-type="string">
            <text:p>±</text:p>
          </table:table-cell>
          <table:table-cell table:style-name="ce2" office:value-type="float" office:value="27.942" calcext:value-type="float">
            <text:p>28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listse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ample</text:p>
          </table:table-cell>
          <table:table-cell office:value-type="float" office:value="293756" calcext:value-type="float">
            <text:p>293756</text:p>
          </table:table-cell>
          <table:table-cell table:style-name="ce2" office:value-type="float" office:value="50992.442" calcext:value-type="float">
            <text:p>50,992</text:p>
          </table:table-cell>
          <table:table-cell office:value-type="string" calcext:value-type="string">
            <text:p>±</text:p>
          </table:table-cell>
          <table:table-cell table:style-name="ce2" office:value-type="float" office:value="177.117" calcext:value-type="float">
            <text:p>177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listse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ample</text:p>
          </table:table-cell>
          <table:table-cell office:value-type="float" office:value="18107" calcext:value-type="float">
            <text:p>18107</text:p>
          </table:table-cell>
          <table:table-cell table:style-name="ce2" office:value-type="float" office:value="827950.458" calcext:value-type="float">
            <text:p>827,950</text:p>
          </table:table-cell>
          <table:table-cell office:value-type="string" calcext:value-type="string">
            <text:p>±</text:p>
          </table:table-cell>
          <table:table-cell table:style-name="ce2" office:value-type="float" office:value="4825.596" calcext:value-type="float">
            <text:p>4,826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hashs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193962" calcext:value-type="float">
            <text:p>193962</text:p>
          </table:table-cell>
          <table:table-cell table:style-name="ce2" office:value-type="float" office:value="631.37" calcext:value-type="float">
            <text:p>631</text:p>
          </table:table-cell>
          <table:table-cell office:value-type="string" calcext:value-type="string">
            <text:p>±</text:p>
          </table:table-cell>
          <table:table-cell table:style-name="ce2" office:value-type="float" office:value="1.156" calcext:value-type="float">
            <text:p>1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hashs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mple</text:p>
          </table:table-cell>
          <table:table-cell office:value-type="float" office:value="248324" calcext:value-type="float">
            <text:p>248324</text:p>
          </table:table-cell>
          <table:table-cell table:style-name="ce2" office:value-type="float" office:value="7541.621" calcext:value-type="float">
            <text:p>7,542</text:p>
          </table:table-cell>
          <table:table-cell office:value-type="string" calcext:value-type="string">
            <text:p>±</text:p>
          </table:table-cell>
          <table:table-cell table:style-name="ce2" office:value-type="float" office:value="24.406" calcext:value-type="float">
            <text:p>24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hashse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ample</text:p>
          </table:table-cell>
          <table:table-cell office:value-type="float" office:value="105313" calcext:value-type="float">
            <text:p>105313</text:p>
          </table:table-cell>
          <table:table-cell table:style-name="ce2" office:value-type="float" office:value="142244.047" calcext:value-type="float">
            <text:p>142,244</text:p>
          </table:table-cell>
          <table:table-cell office:value-type="string" calcext:value-type="string">
            <text:p>±</text:p>
          </table:table-cell>
          <table:table-cell table:style-name="ce2" office:value-type="float" office:value="663.459" calcext:value-type="float">
            <text:p>663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hashse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ample</text:p>
          </table:table-cell>
          <table:table-cell office:value-type="float" office:value="8198" calcext:value-type="float">
            <text:p>8198</text:p>
          </table:table-cell>
          <table:table-cell table:style-name="ce2" office:value-type="float" office:value="1829750.351" calcext:value-type="float">
            <text:p>1,829,750</text:p>
          </table:table-cell>
          <table:table-cell office:value-type="string" calcext:value-type="string">
            <text:p>±</text:p>
          </table:table-cell>
          <table:table-cell table:style-name="ce2" office:value-type="float" office:value="6409.702" calcext:value-type="float">
            <text:p>6,410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stre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275586" calcext:value-type="float">
            <text:p>275586</text:p>
          </table:table-cell>
          <table:table-cell table:style-name="ce2" office:value-type="float" office:value="445.003" calcext:value-type="float">
            <text:p>445</text:p>
          </table:table-cell>
          <table:table-cell office:value-type="string" calcext:value-type="string">
            <text:p>±</text:p>
          </table:table-cell>
          <table:table-cell table:style-name="ce2" office:value-type="float" office:value="0.914" calcext:value-type="float">
            <text:p>1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stre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mple</text:p>
          </table:table-cell>
          <table:table-cell office:value-type="float" office:value="232849" calcext:value-type="float">
            <text:p>232849</text:p>
          </table:table-cell>
          <table:table-cell table:style-name="ce2" office:value-type="float" office:value="4048.619" calcext:value-type="float">
            <text:p>4,049</text:p>
          </table:table-cell>
          <table:table-cell office:value-type="string" calcext:value-type="string">
            <text:p>±</text:p>
          </table:table-cell>
          <table:table-cell table:style-name="ce2" office:value-type="float" office:value="82.035" calcext:value-type="float">
            <text:p>82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stre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ample</text:p>
          </table:table-cell>
          <table:table-cell office:value-type="float" office:value="184475" calcext:value-type="float">
            <text:p>184475</text:p>
          </table:table-cell>
          <table:table-cell table:style-name="ce2" office:value-type="float" office:value="40671.031" calcext:value-type="float">
            <text:p>40,671</text:p>
          </table:table-cell>
          <table:table-cell office:value-type="string" calcext:value-type="string">
            <text:p>±</text:p>
          </table:table-cell>
          <table:table-cell table:style-name="ce2" office:value-type="float" office:value="227.866" calcext:value-type="float">
            <text:p>228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stream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ample</text:p>
          </table:table-cell>
          <table:table-cell office:value-type="float" office:value="32763" calcext:value-type="float">
            <text:p>32763</text:p>
          </table:table-cell>
          <table:table-cell table:style-name="ce2" office:value-type="float" office:value="457376.54" calcext:value-type="float">
            <text:p>457,377</text:p>
          </table:table-cell>
          <table:table-cell office:value-type="string" calcext:value-type="string">
            <text:p>±</text:p>
          </table:table-cell>
          <table:table-cell table:style-name="ce2" office:value-type="float" office:value="1515.121" calcext:value-type="float">
            <text:p>1,515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vec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225047" calcext:value-type="float">
            <text:p>225047</text:p>
          </table:table-cell>
          <table:table-cell table:style-name="ce2" office:value-type="float" office:value="148.37" calcext:value-type="float">
            <text:p>148</text:p>
          </table:table-cell>
          <table:table-cell office:value-type="string" calcext:value-type="string">
            <text:p>±</text:p>
          </table:table-cell>
          <table:table-cell table:style-name="ce2" office:value-type="float" office:value="0.646" calcext:value-type="float">
            <text:p>1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vecto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mple</text:p>
          </table:table-cell>
          <table:table-cell office:value-type="float" office:value="240383" calcext:value-type="float">
            <text:p>240383</text:p>
          </table:table-cell>
          <table:table-cell table:style-name="ce2" office:value-type="float" office:value="995.857" calcext:value-type="float">
            <text:p>996</text:p>
          </table:table-cell>
          <table:table-cell office:value-type="string" calcext:value-type="string">
            <text:p>±</text:p>
          </table:table-cell>
          <table:table-cell table:style-name="ce2" office:value-type="float" office:value="19.166" calcext:value-type="float">
            <text:p>19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vecto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ample</text:p>
          </table:table-cell>
          <table:table-cell office:value-type="float" office:value="139234" calcext:value-type="float">
            <text:p>139234</text:p>
          </table:table-cell>
          <table:table-cell table:style-name="ce2" office:value-type="float" office:value="29969.415" calcext:value-type="float">
            <text:p>29,969</text:p>
          </table:table-cell>
          <table:table-cell office:value-type="string" calcext:value-type="string">
            <text:p>±</text:p>
          </table:table-cell>
          <table:table-cell table:style-name="ce2" office:value-type="float" office:value="5362.192" calcext:value-type="float">
            <text:p>5,362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vector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ample</text:p>
          </table:table-cell>
          <table:table-cell office:value-type="float" office:value="20836" calcext:value-type="float">
            <text:p>20836</text:p>
          </table:table-cell>
          <table:table-cell table:style-name="ce2" office:value-type="float" office:value="724812.704" calcext:value-type="float">
            <text:p>724,813</text:p>
          </table:table-cell>
          <table:table-cell office:value-type="string" calcext:value-type="string">
            <text:p>±</text:p>
          </table:table-cell>
          <table:table-cell table:style-name="ce2" office:value-type="float" office:value="81847.539" calcext:value-type="float">
            <text:p>81,848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s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126321" calcext:value-type="float">
            <text:p>126321</text:p>
          </table:table-cell>
          <table:table-cell table:style-name="ce2" office:value-type="float" office:value="86.392" calcext:value-type="float">
            <text:p>86</text:p>
          </table:table-cell>
          <table:table-cell office:value-type="string" calcext:value-type="string">
            <text:p>±</text:p>
          </table:table-cell>
          <table:table-cell table:style-name="ce2" office:value-type="float" office:value="0.689" calcext:value-type="float">
            <text:p>1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s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mple</text:p>
          </table:table-cell>
          <table:table-cell office:value-type="float" office:value="135500" calcext:value-type="float">
            <text:p>135500</text:p>
          </table:table-cell>
          <table:table-cell table:style-name="ce2" office:value-type="float" office:value="775.806" calcext:value-type="float">
            <text:p>776</text:p>
          </table:table-cell>
          <table:table-cell office:value-type="string" calcext:value-type="string">
            <text:p>±</text:p>
          </table:table-cell>
          <table:table-cell table:style-name="ce2" office:value-type="float" office:value="2.398" calcext:value-type="float">
            <text:p>2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se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ample</text:p>
          </table:table-cell>
          <table:table-cell office:value-type="float" office:value="161009" calcext:value-type="float">
            <text:p>161009</text:p>
          </table:table-cell>
          <table:table-cell table:style-name="ce2" office:value-type="float" office:value="11731.136" calcext:value-type="float">
            <text:p>11,731</text:p>
          </table:table-cell>
          <table:table-cell office:value-type="string" calcext:value-type="string">
            <text:p>±</text:p>
          </table:table-cell>
          <table:table-cell table:style-name="ce2" office:value-type="float" office:value="157.707" calcext:value-type="float">
            <text:p>158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se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ample</text:p>
          </table:table-cell>
          <table:table-cell office:value-type="float" office:value="108677" calcext:value-type="float">
            <text:p>108677</text:p>
          </table:table-cell>
          <table:table-cell table:style-name="ce2" office:value-type="float" office:value="137833.688" calcext:value-type="float">
            <text:p>137,834</text:p>
          </table:table-cell>
          <table:table-cell office:value-type="string" calcext:value-type="string">
            <text:p>±</text:p>
          </table:table-cell>
          <table:table-cell table:style-name="ce2" office:value-type="float" office:value="709.554" calcext:value-type="float">
            <text:p>710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li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238500" calcext:value-type="float">
            <text:p>238500</text:p>
          </table:table-cell>
          <table:table-cell table:style-name="ce2" office:value-type="float" office:value="67.561" calcext:value-type="float">
            <text:p>68</text:p>
          </table:table-cell>
          <table:table-cell office:value-type="string" calcext:value-type="string">
            <text:p>±</text:p>
          </table:table-cell>
          <table:table-cell table:style-name="ce2" office:value-type="float" office:value="0.355" calcext:value-type="float">
            <text:p>0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li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mple</text:p>
          </table:table-cell>
          <table:table-cell office:value-type="float" office:value="251774" calcext:value-type="float">
            <text:p>251774</text:p>
          </table:table-cell>
          <table:table-cell table:style-name="ce2" office:value-type="float" office:value="483.932" calcext:value-type="float">
            <text:p>484</text:p>
          </table:table-cell>
          <table:table-cell office:value-type="string" calcext:value-type="string">
            <text:p>±</text:p>
          </table:table-cell>
          <table:table-cell table:style-name="ce2" office:value-type="float" office:value="0.792" calcext:value-type="float">
            <text:p>1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lis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ample</text:p>
          </table:table-cell>
          <table:table-cell office:value-type="float" office:value="239197" calcext:value-type="float">
            <text:p>239197</text:p>
          </table:table-cell>
          <table:table-cell table:style-name="ce2" office:value-type="float" office:value="7854.459" calcext:value-type="float">
            <text:p>7,854</text:p>
          </table:table-cell>
          <table:table-cell office:value-type="string" calcext:value-type="string">
            <text:p>±</text:p>
          </table:table-cell>
          <table:table-cell table:style-name="ce2" office:value-type="float" office:value="119.649" calcext:value-type="float">
            <text:p>120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lis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ample</text:p>
          </table:table-cell>
          <table:table-cell office:value-type="float" office:value="78257" calcext:value-type="float">
            <text:p>78257</text:p>
          </table:table-cell>
          <table:table-cell table:style-name="ce2" office:value-type="float" office:value="193255.415" calcext:value-type="float">
            <text:p>193,255</text:p>
          </table:table-cell>
          <table:table-cell office:value-type="string" calcext:value-type="string">
            <text:p>±</text:p>
          </table:table-cell>
          <table:table-cell table:style-name="ce2" office:value-type="float" office:value="21226.696" calcext:value-type="float">
            <text:p>21,227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lists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132310" calcext:value-type="float">
            <text:p>132310</text:p>
          </table:table-cell>
          <table:table-cell table:style-name="ce2" office:value-type="float" office:value="67.848" calcext:value-type="float">
            <text:p>68</text:p>
          </table:table-cell>
          <table:table-cell office:value-type="string" calcext:value-type="string">
            <text:p>±</text:p>
          </table:table-cell>
          <table:table-cell table:style-name="ce2" office:value-type="float" office:value="0.442" calcext:value-type="float">
            <text:p>0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lists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mple</text:p>
          </table:table-cell>
          <table:table-cell office:value-type="float" office:value="240648" calcext:value-type="float">
            <text:p>240648</text:p>
          </table:table-cell>
          <table:table-cell table:style-name="ce2" office:value-type="float" office:value="478.674" calcext:value-type="float">
            <text:p>479</text:p>
          </table:table-cell>
          <table:table-cell office:value-type="string" calcext:value-type="string">
            <text:p>±</text:p>
          </table:table-cell>
          <table:table-cell table:style-name="ce2" office:value-type="float" office:value="0.948" calcext:value-type="float">
            <text:p>1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listse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ample</text:p>
          </table:table-cell>
          <table:table-cell office:value-type="float" office:value="236216" calcext:value-type="float">
            <text:p>236216</text:p>
          </table:table-cell>
          <table:table-cell table:style-name="ce2" office:value-type="float" office:value="7931.782" calcext:value-type="float">
            <text:p>7,932</text:p>
          </table:table-cell>
          <table:table-cell office:value-type="string" calcext:value-type="string">
            <text:p>±</text:p>
          </table:table-cell>
          <table:table-cell table:style-name="ce2" office:value-type="float" office:value="71.248" calcext:value-type="float">
            <text:p>71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listse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ample</text:p>
          </table:table-cell>
          <table:table-cell office:value-type="float" office:value="179461" calcext:value-type="float">
            <text:p>179461</text:p>
          </table:table-cell>
          <table:table-cell table:style-name="ce2" office:value-type="float" office:value="83452.899" calcext:value-type="float">
            <text:p>83,453</text:p>
          </table:table-cell>
          <table:table-cell office:value-type="string" calcext:value-type="string">
            <text:p>±</text:p>
          </table:table-cell>
          <table:table-cell table:style-name="ce2" office:value-type="float" office:value="345.512" calcext:value-type="float">
            <text:p>346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hashs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222022" calcext:value-type="float">
            <text:p>222022</text:p>
          </table:table-cell>
          <table:table-cell table:style-name="ce2" office:value-type="float" office:value="82.328" calcext:value-type="float">
            <text:p>82</text:p>
          </table:table-cell>
          <table:table-cell office:value-type="string" calcext:value-type="string">
            <text:p>±</text:p>
          </table:table-cell>
          <table:table-cell table:style-name="ce2" office:value-type="float" office:value="0.959" calcext:value-type="float">
            <text:p>1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hashs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mple</text:p>
          </table:table-cell>
          <table:table-cell office:value-type="float" office:value="136304" calcext:value-type="float">
            <text:p>136304</text:p>
          </table:table-cell>
          <table:table-cell table:style-name="ce2" office:value-type="float" office:value="828.337" calcext:value-type="float">
            <text:p>828</text:p>
          </table:table-cell>
          <table:table-cell office:value-type="string" calcext:value-type="string">
            <text:p>±</text:p>
          </table:table-cell>
          <table:table-cell table:style-name="ce2" office:value-type="float" office:value="174.817" calcext:value-type="float">
            <text:p>175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hashse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ample</text:p>
          </table:table-cell>
          <table:table-cell office:value-type="float" office:value="100900" calcext:value-type="float">
            <text:p>100900</text:p>
          </table:table-cell>
          <table:table-cell table:style-name="ce2" office:value-type="float" office:value="33025.924" calcext:value-type="float">
            <text:p>33,026</text:p>
          </table:table-cell>
          <table:table-cell office:value-type="string" calcext:value-type="string">
            <text:p>±</text:p>
          </table:table-cell>
          <table:table-cell table:style-name="ce2" office:value-type="float" office:value="8216.648" calcext:value-type="float">
            <text:p>8,217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hashse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ample</text:p>
          </table:table-cell>
          <table:table-cell office:value-type="float" office:value="25301" calcext:value-type="float">
            <text:p>25301</text:p>
          </table:table-cell>
          <table:table-cell table:style-name="ce2" office:value-type="float" office:value="600077.614" calcext:value-type="float">
            <text:p>600,078</text:p>
          </table:table-cell>
          <table:table-cell office:value-type="string" calcext:value-type="string">
            <text:p>±</text:p>
          </table:table-cell>
          <table:table-cell table:style-name="ce2" office:value-type="float" office:value="74890.491" calcext:value-type="float">
            <text:p>74,890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stre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64592" calcext:value-type="float">
            <text:p>64592</text:p>
          </table:table-cell>
          <table:table-cell table:style-name="ce2" office:value-type="float" office:value="6166.401" calcext:value-type="float">
            <text:p>6,166</text:p>
          </table:table-cell>
          <table:table-cell office:value-type="string" calcext:value-type="string">
            <text:p>±</text:p>
          </table:table-cell>
          <table:table-cell table:style-name="ce2" office:value-type="float" office:value="5318.472" calcext:value-type="float">
            <text:p>5,318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stre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mple</text:p>
          </table:table-cell>
          <table:table-cell office:value-type="float" office:value="57332" calcext:value-type="float">
            <text:p>57332</text:p>
          </table:table-cell>
          <table:table-cell table:style-name="ce2" office:value-type="float" office:value="22784.832" calcext:value-type="float">
            <text:p>22,785</text:p>
          </table:table-cell>
          <table:table-cell office:value-type="string" calcext:value-type="string">
            <text:p>±</text:p>
          </table:table-cell>
          <table:table-cell table:style-name="ce2" office:value-type="float" office:value="10427.462" calcext:value-type="float">
            <text:p>10,427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stre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ample</text:p>
          </table:table-cell>
          <table:table-cell office:value-type="float" office:value="66506" calcext:value-type="float">
            <text:p>66506</text:p>
          </table:table-cell>
          <table:table-cell table:style-name="ce2" office:value-type="float" office:value="229749.715" calcext:value-type="float">
            <text:p>229,750</text:p>
          </table:table-cell>
          <table:table-cell office:value-type="string" calcext:value-type="string">
            <text:p>±</text:p>
          </table:table-cell>
          <table:table-cell table:style-name="ce2" office:value-type="float" office:value="30712.218" calcext:value-type="float">
            <text:p>30,712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stream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ample</text:p>
          </table:table-cell>
          <table:table-cell office:value-type="float" office:value="6461" calcext:value-type="float">
            <text:p>6461</text:p>
          </table:table-cell>
          <table:table-cell table:style-name="ce2" office:value-type="float" office:value="2355484.805" calcext:value-type="float">
            <text:p>2,355,485</text:p>
          </table:table-cell>
          <table:table-cell office:value-type="string" calcext:value-type="string">
            <text:p>±</text:p>
          </table:table-cell>
          <table:table-cell table:style-name="ce2" office:value-type="float" office:value="307185.343" calcext:value-type="float">
            <text:p>307,185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vec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ple</text:p>
          </table:table-cell>
          <table:table-cell office:value-type="float" office:value="75076" calcext:value-type="float">
            <text:p>75076</text:p>
          </table:table-cell>
          <table:table-cell table:style-name="ce2" office:value-type="float" office:value="75.088" calcext:value-type="float">
            <text:p>75</text:p>
          </table:table-cell>
          <table:table-cell office:value-type="string" calcext:value-type="string">
            <text:p>±</text:p>
          </table:table-cell>
          <table:table-cell table:style-name="ce2" office:value-type="float" office:value="0.758" calcext:value-type="float">
            <text:p>1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vecto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mple</text:p>
          </table:table-cell>
          <table:table-cell office:value-type="float" office:value="159359" calcext:value-type="float">
            <text:p>159359</text:p>
          </table:table-cell>
          <table:table-cell table:style-name="ce2" office:value-type="float" office:value="505.015" calcext:value-type="float">
            <text:p>505</text:p>
          </table:table-cell>
          <table:table-cell office:value-type="string" calcext:value-type="string">
            <text:p>±</text:p>
          </table:table-cell>
          <table:table-cell table:style-name="ce2" office:value-type="float" office:value="1.117" calcext:value-type="float">
            <text:p>1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vecto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ample</text:p>
          </table:table-cell>
          <table:table-cell office:value-type="float" office:value="72192" calcext:value-type="float">
            <text:p>72192</text:p>
          </table:table-cell>
          <table:table-cell table:style-name="ce2" office:value-type="float" office:value="53859.64" calcext:value-type="float">
            <text:p>53,860</text:p>
          </table:table-cell>
          <table:table-cell office:value-type="string" calcext:value-type="string">
            <text:p>±</text:p>
          </table:table-cell>
          <table:table-cell table:style-name="ce2" office:value-type="float" office:value="13920.525" calcext:value-type="float">
            <text:p>13,921</text:p>
          </table:table-cell>
          <table:table-cell office:value-type="string" calcext:value-type="string">
            <text:p>ns/op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vector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ample</text:p>
          </table:table-cell>
          <table:table-cell office:value-type="float" office:value="26149" calcext:value-type="float">
            <text:p>26149</text:p>
          </table:table-cell>
          <table:table-cell table:style-name="ce2" office:value-type="float" office:value="581767.443" calcext:value-type="float">
            <text:p>581,767</text:p>
          </table:table-cell>
          <table:table-cell office:value-type="string" calcext:value-type="string">
            <text:p>±</text:p>
          </table:table-cell>
          <table:table-cell table:style-name="ce2" office:value-type="float" office:value="77783.676" calcext:value-type="float">
            <text:p>77,784</text:p>
          </table:table-cell>
          <table:table-cell office:value-type="string" calcext:value-type="string">
            <text:p>ns/op</text:p>
          </table:table-cell>
        </table:table-row>
        <table:table-row table:style-name="ro1" table:number-rows-repeated="104852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graphs" table:style-name="ta1">
        <table:shapes>
          <draw:frame draw:z-index="0" draw:style-name="gr1" draw:text-style-name="P1" svg:width="159.99mm" svg:height="89.99mm" svg:x="2.1mm" svg:y="61.01mm">
            <draw:object draw:notify-on-update-of-ranges="graphs.A1:graphs.A1 graphs.A2:graphs.A13 graphs.B1:graphs.B1 graphs.B2:graphs.B13 graphs.C1:graphs.C1 graphs.C2:graphs.C13 graphs.D1:graphs.D1 graphs.D2:graphs.D13 graphs.E1:graphs.E1 graphs.E2:graphs.E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7.37mm" svg:height="71.08mm" svg:x="169.44mm" svg:y="2.48mm">
            <draw:object draw:notify-on-update-of-ranges="graphs.A2:graphs.A13 graphs.B1:graphs.B1 graphs.B2:graphs.B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27.37mm" svg:height="71.08mm" svg:x="171.09mm" svg:y="79.21mm">
            <draw:object draw:notify-on-update-of-ranges="graphs.A2:graphs.A13 graphs.C1:graphs.C1 graphs.C2:graphs.C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27.37mm" svg:height="71.08mm" svg:x="301.42mm" svg:y="2.26mm">
            <draw:object draw:notify-on-update-of-ranges="graphs.A2:graphs.A13 graphs.D1:graphs.D1 graphs.D2:graphs.D1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27.37mm" svg:height="71.08mm" svg:x="301.97mm" svg:y="79.21mm">
            <draw:object draw:notify-on-update-of-ranges="graphs.A2:graphs.A13 graphs.E1:graphs.E1 graphs.E2:graphs.E1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1" table:default-cell-style-name="Default"/>
        <table:table-column table:style-name="co10" table:number-columns-repeated="5" table:default-cell-style-name="ce2"/>
        <table:table-row table:style-name="ro1">
          <table:table-cell table:style-name="ce1" office:value-type="string" calcext:value-type="string">
            <text:p>Mode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B1]*10" office:value-type="float" office:value="100" calcext:value-type="float">
            <text:p>100</text:p>
          </table:table-cell>
          <table:table-cell table:style-name="ce1" table:formula="of:=[.C1]*10" office:value-type="float" office:value="1000" calcext:value-type="float">
            <text:p>1000</text:p>
          </table:table-cell>
          <table:table-cell table:style-name="ce1" table:formula="of:=[.D1]*10" office:value-type="float" office:value="10000" calcext:value-type="float">
            <text:p>10000</text:p>
          </table:table-cell>
          <table:table-cell table:style-name="ce5" office:value-type="string" calcext:value-type="string">
            <text:p>Σ</text:p>
          </table:table-cell>
        </table:table-row>
        <table:table-row table:style-name="ro1">
          <table:table-cell office:value-type="string" calcext:value-type="string">
            <text:p>[set] iterator.set</text:p>
          </table:table-cell>
          <table:table-cell office:value-type="float" office:value="86.392" calcext:value-type="float">
            <text:p>86</text:p>
          </table:table-cell>
          <table:table-cell office:value-type="float" office:value="775.806" calcext:value-type="float">
            <text:p>776</text:p>
          </table:table-cell>
          <table:table-cell office:value-type="float" office:value="11731.136" calcext:value-type="float">
            <text:p>11,731</text:p>
          </table:table-cell>
          <table:table-cell office:value-type="float" office:value="137833.688" calcext:value-type="float">
            <text:p>137,834</text:p>
          </table:table-cell>
          <table:table-cell table:formula="of:=SUM([.B2:.E2])" office:value-type="float" office:value="150427.022" calcext:value-type="float">
            <text:p>150,427</text:p>
          </table:table-cell>
        </table:table-row>
        <table:table-row table:style-name="ro1">
          <table:table-cell office:value-type="string" calcext:value-type="string">
            <text:p>[set] iterator.listset</text:p>
          </table:table-cell>
          <table:table-cell office:value-type="float" office:value="67.848" calcext:value-type="float">
            <text:p>68</text:p>
          </table:table-cell>
          <table:table-cell office:value-type="float" office:value="478.674" calcext:value-type="float">
            <text:p>479</text:p>
          </table:table-cell>
          <table:table-cell office:value-type="float" office:value="7931.782" calcext:value-type="float">
            <text:p>7,932</text:p>
          </table:table-cell>
          <table:table-cell office:value-type="float" office:value="83452.899" calcext:value-type="float">
            <text:p>83,453</text:p>
          </table:table-cell>
          <table:table-cell table:formula="of:=SUM([.B3:.E3])" office:value-type="float" office:value="91931.203" calcext:value-type="float">
            <text:p>91,931</text:p>
          </table:table-cell>
        </table:table-row>
        <table:table-row table:style-name="ro1">
          <table:table-cell office:value-type="string" calcext:value-type="string">
            <text:p>[set] iterator.hashset</text:p>
          </table:table-cell>
          <table:table-cell office:value-type="float" office:value="82.328" calcext:value-type="float">
            <text:p>82</text:p>
          </table:table-cell>
          <table:table-cell office:value-type="float" office:value="828.337" calcext:value-type="float">
            <text:p>828</text:p>
          </table:table-cell>
          <table:table-cell office:value-type="float" office:value="33025.924" calcext:value-type="float">
            <text:p>33,026</text:p>
          </table:table-cell>
          <table:table-cell office:value-type="float" office:value="600077.614" calcext:value-type="float">
            <text:p>600,078</text:p>
          </table:table-cell>
          <table:table-cell table:formula="of:=SUM([.B4:.E4])" office:value-type="float" office:value="634014.203" calcext:value-type="float">
            <text:p>634,014</text:p>
          </table:table-cell>
        </table:table-row>
        <table:table-row table:style-name="ro1">
          <table:table-cell office:value-type="string" calcext:value-type="string">
            <text:p>[set] set</text:p>
          </table:table-cell>
          <table:table-cell office:value-type="float" office:value="616.173" calcext:value-type="float">
            <text:p>616</text:p>
          </table:table-cell>
          <table:table-cell office:value-type="float" office:value="7527.845" calcext:value-type="float">
            <text:p>7,528</text:p>
          </table:table-cell>
          <table:table-cell office:value-type="float" office:value="157897.147" calcext:value-type="float">
            <text:p>157,897</text:p>
          </table:table-cell>
          <table:table-cell office:value-type="float" office:value="1849349.556" calcext:value-type="float">
            <text:p>1,849,350</text:p>
          </table:table-cell>
          <table:table-cell table:formula="of:=SUM([.B5:.E5])" office:value-type="float" office:value="2015390.721" calcext:value-type="float">
            <text:p>2,015,391</text:p>
          </table:table-cell>
        </table:table-row>
        <table:table-row table:style-name="ro1">
          <table:table-cell office:value-type="string" calcext:value-type="string">
            <text:p>[set] listset</text:p>
          </table:table-cell>
          <table:table-cell office:value-type="float" office:value="716.765" calcext:value-type="float">
            <text:p>717</text:p>
          </table:table-cell>
          <table:table-cell office:value-type="float" office:value="5367.003" calcext:value-type="float">
            <text:p>5,367</text:p>
          </table:table-cell>
          <table:table-cell office:value-type="float" office:value="50992.442" calcext:value-type="float">
            <text:p>50,992</text:p>
          </table:table-cell>
          <table:table-cell office:value-type="float" office:value="827950.458" calcext:value-type="float">
            <text:p>827,950</text:p>
          </table:table-cell>
          <table:table-cell table:formula="of:=SUM([.B6:.E6])" office:value-type="float" office:value="885026.668" calcext:value-type="float">
            <text:p>885,027</text:p>
          </table:table-cell>
        </table:table-row>
        <table:table-row table:style-name="ro1">
          <table:table-cell office:value-type="string" calcext:value-type="string">
            <text:p>[set] hashset</text:p>
          </table:table-cell>
          <table:table-cell office:value-type="float" office:value="631.37" calcext:value-type="float">
            <text:p>631</text:p>
          </table:table-cell>
          <table:table-cell office:value-type="float" office:value="7541.621" calcext:value-type="float">
            <text:p>7,542</text:p>
          </table:table-cell>
          <table:table-cell office:value-type="float" office:value="142244.047" calcext:value-type="float">
            <text:p>142,244</text:p>
          </table:table-cell>
          <table:table-cell office:value-type="float" office:value="1829750.351" calcext:value-type="float">
            <text:p>1,829,750</text:p>
          </table:table-cell>
          <table:table-cell table:formula="of:=SUM([.B7:.E7])" office:value-type="float" office:value="1980167.389" calcext:value-type="float">
            <text:p>1,980,167</text:p>
          </table:table-cell>
        </table:table-row>
        <table:table-row table:style-name="ro1">
          <table:table-cell office:value-type="string" calcext:value-type="string">
            <text:p>iterator.vector</text:p>
          </table:table-cell>
          <table:table-cell office:value-type="float" office:value="75.088" calcext:value-type="float">
            <text:p>75</text:p>
          </table:table-cell>
          <table:table-cell office:value-type="float" office:value="505.015" calcext:value-type="float">
            <text:p>505</text:p>
          </table:table-cell>
          <table:table-cell office:value-type="float" office:value="53859.64" calcext:value-type="float">
            <text:p>53,860</text:p>
          </table:table-cell>
          <table:table-cell office:value-type="float" office:value="581767.443" calcext:value-type="float">
            <text:p>581,767</text:p>
          </table:table-cell>
          <table:table-cell table:formula="of:=SUM([.B8:.E8])" office:value-type="float" office:value="636207.186" calcext:value-type="float">
            <text:p>636,207</text:p>
          </table:table-cell>
        </table:table-row>
        <table:table-row table:style-name="ro1">
          <table:table-cell office:value-type="string" calcext:value-type="string">
            <text:p>iterator.stream</text:p>
          </table:table-cell>
          <table:table-cell office:value-type="float" office:value="6166.401" calcext:value-type="float">
            <text:p>6,166</text:p>
          </table:table-cell>
          <table:table-cell office:value-type="float" office:value="22784.832" calcext:value-type="float">
            <text:p>22,785</text:p>
          </table:table-cell>
          <table:table-cell office:value-type="float" office:value="229749.715" calcext:value-type="float">
            <text:p>229,750</text:p>
          </table:table-cell>
          <table:table-cell office:value-type="float" office:value="2355484.805" calcext:value-type="float">
            <text:p>2,355,485</text:p>
          </table:table-cell>
          <table:table-cell table:formula="of:=SUM([.B9:.E9])" office:value-type="float" office:value="2614185.753" calcext:value-type="float">
            <text:p>2,614,186</text:p>
          </table:table-cell>
        </table:table-row>
        <table:table-row table:style-name="ro1">
          <table:table-cell office:value-type="string" calcext:value-type="string">
            <text:p>iterator.list</text:p>
          </table:table-cell>
          <table:table-cell office:value-type="float" office:value="67.561" calcext:value-type="float">
            <text:p>68</text:p>
          </table:table-cell>
          <table:table-cell office:value-type="float" office:value="483.932" calcext:value-type="float">
            <text:p>484</text:p>
          </table:table-cell>
          <table:table-cell office:value-type="float" office:value="7854.459" calcext:value-type="float">
            <text:p>7,854</text:p>
          </table:table-cell>
          <table:table-cell office:value-type="float" office:value="193255.415" calcext:value-type="float">
            <text:p>193,255</text:p>
          </table:table-cell>
          <table:table-cell table:formula="of:=SUM([.B10:.E10])" office:value-type="float" office:value="201661.367" calcext:value-type="float">
            <text:p>201,661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float" office:value="148.37" calcext:value-type="float">
            <text:p>148</text:p>
          </table:table-cell>
          <table:table-cell office:value-type="float" office:value="995.857" calcext:value-type="float">
            <text:p>996</text:p>
          </table:table-cell>
          <table:table-cell office:value-type="float" office:value="29969.415" calcext:value-type="float">
            <text:p>29,969</text:p>
          </table:table-cell>
          <table:table-cell office:value-type="float" office:value="724812.704" calcext:value-type="float">
            <text:p>724,813</text:p>
          </table:table-cell>
          <table:table-cell table:formula="of:=SUM([.B11:.E11])" office:value-type="float" office:value="755926.346" calcext:value-type="float">
            <text:p>755,926</text:p>
          </table:table-cell>
        </table:table-row>
        <table:table-row table:style-name="ro1">
          <table:table-cell office:value-type="string" calcext:value-type="string">
            <text:p>stream</text:p>
          </table:table-cell>
          <table:table-cell office:value-type="float" office:value="445.003" calcext:value-type="float">
            <text:p>445</text:p>
          </table:table-cell>
          <table:table-cell office:value-type="float" office:value="4048.619" calcext:value-type="float">
            <text:p>4,049</text:p>
          </table:table-cell>
          <table:table-cell office:value-type="float" office:value="40671.031" calcext:value-type="float">
            <text:p>40,671</text:p>
          </table:table-cell>
          <table:table-cell office:value-type="float" office:value="457376.54" calcext:value-type="float">
            <text:p>457,377</text:p>
          </table:table-cell>
          <table:table-cell table:formula="of:=SUM([.B12:.E12])" office:value-type="float" office:value="502541.193" calcext:value-type="float">
            <text:p>502,541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361.211" calcext:value-type="float">
            <text:p>361</text:p>
          </table:table-cell>
          <table:table-cell office:value-type="float" office:value="2502.562" calcext:value-type="float">
            <text:p>2,503</text:p>
          </table:table-cell>
          <table:table-cell office:value-type="float" office:value="15888.309" calcext:value-type="float">
            <text:p>15,888</text:p>
          </table:table-cell>
          <table:table-cell office:value-type="float" office:value="228716.061" calcext:value-type="float">
            <text:p>228,716</text:p>
          </table:table-cell>
          <table:table-cell table:formula="of:=SUM([.B13:.E13])" office:value-type="float" office:value="247468.143" calcext:value-type="float">
            <text:p>247,468</text:p>
          </table:table-cell>
        </table:table-row>
      </table:table>
      <table:named-expressions/>
      <table:database-ranges>
        <table:database-range table:name="__Anonymous_Sheet_DB__1" table:target-range-address="graphs.A2:graphs.F1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en" fo:country="AU" style:font-name-asian="Lucida Sans Unicode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AU" style:letter-kerning="true" style:font-name-asian="Lucida Sans Unicode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1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1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9P0"/>
    </number:currency-style>
    <number:date-style style:name="N110">
      <number:day number:style="long"/>
      <number:text> </number:text>
      <number:day-of-week/>
    </number:date-style>
    <number:number-style style:name="N111">
      <number:number number:decimal-places="1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P0" style:volatile="true">
      <number:number number:decimal-places="1" number:min-integer-digits="1"/>
    </number:number-style>
    <number:number-style style:name="N119">
      <style:text-properties fo:color="#ff0000"/>
      <number:text>-</number:text>
      <number:number number:decimal-places="1" number:min-integer-digits="1"/>
      <style:map style:condition="value()&gt;=0" style:apply-style-name="N119P0"/>
    </number:number-style>
    <number:number-style style:name="N120P0" style:volatile="true">
      <number:number number:decimal-places="2" number:min-integer-digits="1"/>
    </number:number-style>
    <number:number-style style:name="N120">
      <style:text-properties fo:color="#ff0000"/>
      <number:text>-</number:text>
      <number:number number:decimal-places="2" number:min-integer-digits="1"/>
      <style:map style:condition="value()&gt;=0" style:apply-style-name="N120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8:38:58.102974220</meta:creation-date>
    <dc:date>2015-11-08T09:51:00.051337017</dc:date>
    <meta:editing-duration>PT5M57S</meta:editing-duration>
    <meta:editing-cycles>1</meta:editing-cycles>
    <meta:document-statistic meta:table-count="2" meta:cell-count="518" meta:object-count="5"/>
    <meta:generator>LibreOffice/4.4.5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tick-marks-major-inner="true" chart:tick-marks-major-outer="true" chart:tick-marks-minor-inner="true" chart:tick-marks-minor-outer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99cm" svg:y="3.41cm" style:legend-expansion="high" chart:style-name="ch2"/>
        <chart:plot-area chart:style-name="ch3" table:cell-range-address="graphs.A1:graphs.E13" chart:data-source-has-labels="both" svg:x="0.32cm" svg:y="0.18cm" svg:width="13.559cm" svg:height="8.64cm">
          <chartooo:coordinate-region svg:x="3.888cm" svg:y="0.18cm" svg:width="9.063cm" svg:height="7.551cm"/>
          <chart:axis chart:dimension="x" chart:name="primary-x" chart:style-name="ch4" chartooo:axis-type="auto">
            <chartooo:date-scale/>
            <chart:categories table:cell-range-address="graphs.A2:graphs.A1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graphs.B2:graphs.B13" chart:label-cell-address="graphs.B1:graphs.B1" chart:class="chart:bar">
            <chart:data-point chart:repeated="12"/>
          </chart:series>
          <chart:series chart:style-name="ch8" chart:values-cell-range-address="graphs.C2:graphs.C13" chart:label-cell-address="graphs.C1:graphs.C1" chart:class="chart:bar">
            <chart:data-point chart:repeated="12"/>
          </chart:series>
          <chart:series chart:style-name="ch9" chart:values-cell-range-address="graphs.D2:graphs.D13" chart:label-cell-address="graphs.D1:graphs.D1" chart:class="chart:bar">
            <chart:data-point chart:repeated="12"/>
          </chart:series>
          <chart:series chart:style-name="ch10" chart:values-cell-range-address="graphs.E2:graphs.E13" chart:label-cell-address="graphs.E1:graphs.E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graphs.B1:graphs.B1</svg:desc>
                </draw:g>
              </table:table-cell>
              <table:table-cell office:value-type="string">
                <text:p>100</text:p>
                <draw:g>
                  <svg:desc>graphs.C1:graphs.C1</svg:desc>
                </draw:g>
              </table:table-cell>
              <table:table-cell office:value-type="string">
                <text:p>1000</text:p>
                <draw:g>
                  <svg:desc>graphs.D1:graphs.D1</svg:desc>
                </draw:g>
              </table:table-cell>
              <table:table-cell office:value-type="string">
                <text:p>10000</text:p>
                <draw:g>
                  <svg:desc>graphs.E1:graph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set] iterator.set</text:p>
                <draw:g>
                  <svg:desc>graphs.A2:graphs.A13</svg:desc>
                </draw:g>
              </table:table-cell>
              <table:table-cell office:value-type="float" office:value="86.392">
                <text:p>86.392</text:p>
                <draw:g>
                  <svg:desc>graphs.B2:graphs.B13</svg:desc>
                </draw:g>
              </table:table-cell>
              <table:table-cell office:value-type="float" office:value="775.806">
                <text:p>775.806</text:p>
                <draw:g>
                  <svg:desc>graphs.C2:graphs.C13</svg:desc>
                </draw:g>
              </table:table-cell>
              <table:table-cell office:value-type="float" office:value="11731.136">
                <text:p>11731.136</text:p>
                <draw:g>
                  <svg:desc>graphs.D2:graphs.D13</svg:desc>
                </draw:g>
              </table:table-cell>
              <table:table-cell office:value-type="float" office:value="137833.688">
                <text:p>137833.688</text:p>
                <draw:g>
                  <svg:desc>graphs.E2:graphs.E13</svg:desc>
                </draw:g>
              </table:table-cell>
            </table:table-row>
            <table:table-row>
              <table:table-cell office:value-type="string">
                <text:p>[set] iterator.listset</text:p>
              </table:table-cell>
              <table:table-cell office:value-type="float" office:value="67.848">
                <text:p>67.848</text:p>
              </table:table-cell>
              <table:table-cell office:value-type="float" office:value="478.674">
                <text:p>478.674</text:p>
              </table:table-cell>
              <table:table-cell office:value-type="float" office:value="7931.782">
                <text:p>7931.782</text:p>
              </table:table-cell>
              <table:table-cell office:value-type="float" office:value="83452.899">
                <text:p>83452.899</text:p>
              </table:table-cell>
            </table:table-row>
            <table:table-row>
              <table:table-cell office:value-type="string">
                <text:p>[set] iterator.hashset</text:p>
              </table:table-cell>
              <table:table-cell office:value-type="float" office:value="82.328">
                <text:p>82.328</text:p>
              </table:table-cell>
              <table:table-cell office:value-type="float" office:value="828.337">
                <text:p>828.337</text:p>
              </table:table-cell>
              <table:table-cell office:value-type="float" office:value="33025.924">
                <text:p>33025.924</text:p>
              </table:table-cell>
              <table:table-cell office:value-type="float" office:value="600077.614">
                <text:p>600077.614</text:p>
              </table:table-cell>
            </table:table-row>
            <table:table-row>
              <table:table-cell office:value-type="string">
                <text:p>[set] set</text:p>
              </table:table-cell>
              <table:table-cell office:value-type="float" office:value="616.173">
                <text:p>616.173</text:p>
              </table:table-cell>
              <table:table-cell office:value-type="float" office:value="7527.845">
                <text:p>7527.845</text:p>
              </table:table-cell>
              <table:table-cell office:value-type="float" office:value="157897.147">
                <text:p>157897.147</text:p>
              </table:table-cell>
              <table:table-cell office:value-type="float" office:value="1849349.556">
                <text:p>1849349.556</text:p>
              </table:table-cell>
            </table:table-row>
            <table:table-row>
              <table:table-cell office:value-type="string">
                <text:p>[set] listset</text:p>
              </table:table-cell>
              <table:table-cell office:value-type="float" office:value="716.765">
                <text:p>716.765</text:p>
              </table:table-cell>
              <table:table-cell office:value-type="float" office:value="5367.003">
                <text:p>5367.003</text:p>
              </table:table-cell>
              <table:table-cell office:value-type="float" office:value="50992.442">
                <text:p>50992.442</text:p>
              </table:table-cell>
              <table:table-cell office:value-type="float" office:value="827950.458">
                <text:p>827950.458</text:p>
              </table:table-cell>
            </table:table-row>
            <table:table-row>
              <table:table-cell office:value-type="string">
                <text:p>[set] hashset</text:p>
              </table:table-cell>
              <table:table-cell office:value-type="float" office:value="631.37">
                <text:p>631.37</text:p>
              </table:table-cell>
              <table:table-cell office:value-type="float" office:value="7541.621">
                <text:p>7541.621</text:p>
              </table:table-cell>
              <table:table-cell office:value-type="float" office:value="142244.047">
                <text:p>142244.047</text:p>
              </table:table-cell>
              <table:table-cell office:value-type="float" office:value="1829750.351">
                <text:p>1829750.351</text:p>
              </table:table-cell>
            </table:table-row>
            <table:table-row>
              <table:table-cell office:value-type="string">
                <text:p>iterator.vector</text:p>
              </table:table-cell>
              <table:table-cell office:value-type="float" office:value="75.088">
                <text:p>75.088</text:p>
              </table:table-cell>
              <table:table-cell office:value-type="float" office:value="505.015">
                <text:p>505.015</text:p>
              </table:table-cell>
              <table:table-cell office:value-type="float" office:value="53859.64">
                <text:p>53859.64</text:p>
              </table:table-cell>
              <table:table-cell office:value-type="float" office:value="581767.443">
                <text:p>581767.443</text:p>
              </table:table-cell>
            </table:table-row>
            <table:table-row>
              <table:table-cell office:value-type="string">
                <text:p>iterator.stream</text:p>
              </table:table-cell>
              <table:table-cell office:value-type="float" office:value="6166.401">
                <text:p>6166.401</text:p>
              </table:table-cell>
              <table:table-cell office:value-type="float" office:value="22784.832">
                <text:p>22784.832</text:p>
              </table:table-cell>
              <table:table-cell office:value-type="float" office:value="229749.715">
                <text:p>229749.715</text:p>
              </table:table-cell>
              <table:table-cell office:value-type="float" office:value="2355484.805">
                <text:p>2355484.805</text:p>
              </table:table-cell>
            </table:table-row>
            <table:table-row>
              <table:table-cell office:value-type="string">
                <text:p>iterator.list</text:p>
              </table:table-cell>
              <table:table-cell office:value-type="float" office:value="67.561">
                <text:p>67.561</text:p>
              </table:table-cell>
              <table:table-cell office:value-type="float" office:value="483.932">
                <text:p>483.932</text:p>
              </table:table-cell>
              <table:table-cell office:value-type="float" office:value="7854.459">
                <text:p>7854.459</text:p>
              </table:table-cell>
              <table:table-cell office:value-type="float" office:value="193255.415">
                <text:p>193255.415</text:p>
              </table:table-cell>
            </table:table-row>
            <table:table-row>
              <table:table-cell office:value-type="string">
                <text:p>vector</text:p>
              </table:table-cell>
              <table:table-cell office:value-type="float" office:value="148.37">
                <text:p>148.37</text:p>
              </table:table-cell>
              <table:table-cell office:value-type="float" office:value="995.857">
                <text:p>995.857</text:p>
              </table:table-cell>
              <table:table-cell office:value-type="float" office:value="29969.415">
                <text:p>29969.415</text:p>
              </table:table-cell>
              <table:table-cell office:value-type="float" office:value="724812.704">
                <text:p>724812.704</text:p>
              </table:table-cell>
            </table:table-row>
            <table:table-row>
              <table:table-cell office:value-type="string">
                <text:p>stream</text:p>
              </table:table-cell>
              <table:table-cell office:value-type="float" office:value="445.003">
                <text:p>445.003</text:p>
              </table:table-cell>
              <table:table-cell office:value-type="float" office:value="4048.619">
                <text:p>4048.619</text:p>
              </table:table-cell>
              <table:table-cell office:value-type="float" office:value="40671.031">
                <text:p>40671.031</text:p>
              </table:table-cell>
              <table:table-cell office:value-type="float" office:value="457376.54">
                <text:p>457376.54</text:p>
              </table:table-cell>
            </table:table-row>
            <table:table-row>
              <table:table-cell office:value-type="string">
                <text:p>list</text:p>
              </table:table-cell>
              <table:table-cell office:value-type="float" office:value="361.211">
                <text:p>361.211</text:p>
              </table:table-cell>
              <table:table-cell office:value-type="float" office:value="2502.562">
                <text:p>2502.562</text:p>
              </table:table-cell>
              <table:table-cell office:value-type="float" office:value="15888.309">
                <text:p>15888.309</text:p>
              </table:table-cell>
              <table:table-cell office:value-type="float" office:value="228716.061">
                <text:p>228716.0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maximum="1000" chart:interval-major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38cm" svg:height="7.109cm" xlink:href=".." xlink:type="simple" chart:class="chart:bar" chart:style-name="ch1">
        <chart:legend chart:legend-position="end" svg:x="11.565cm" svg:y="3.244cm" style:legend-expansion="high" chart:style-name="ch2"/>
        <chart:plot-area chart:style-name="ch3" table:cell-range-address="graphs.A1:graphs.B13" chart:data-source-has-labels="both" svg:x="0.254cm" svg:y="0.142cm" svg:width="11.057cm" svg:height="6.825cm">
          <chartooo:coordinate-region svg:x="3.822cm" svg:y="0.142cm" svg:width="7.024cm" svg:height="6.156cm"/>
          <chart:axis chart:dimension="x" chart:name="primary-x" chart:style-name="ch4" chartooo:axis-type="auto">
            <chartooo:date-scale/>
            <chart:categories table:cell-range-address="graphs.A2:graphs.A1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graphs.B2:graphs.B13" chart:label-cell-address="graphs.B1:graphs.B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graphs.B1:graph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set] iterator.set</text:p>
                <draw:g>
                  <svg:desc>graphs.A2:graphs.A13</svg:desc>
                </draw:g>
              </table:table-cell>
              <table:table-cell office:value-type="float" office:value="86.392">
                <text:p>86.392</text:p>
                <draw:g>
                  <svg:desc>graphs.B2:graphs.B13</svg:desc>
                </draw:g>
              </table:table-cell>
            </table:table-row>
            <table:table-row>
              <table:table-cell office:value-type="string">
                <text:p>[set] iterator.listset</text:p>
              </table:table-cell>
              <table:table-cell office:value-type="float" office:value="67.848">
                <text:p>67.848</text:p>
              </table:table-cell>
            </table:table-row>
            <table:table-row>
              <table:table-cell office:value-type="string">
                <text:p>[set] iterator.hashset</text:p>
              </table:table-cell>
              <table:table-cell office:value-type="float" office:value="82.328">
                <text:p>82.328</text:p>
              </table:table-cell>
            </table:table-row>
            <table:table-row>
              <table:table-cell office:value-type="string">
                <text:p>[set] set</text:p>
              </table:table-cell>
              <table:table-cell office:value-type="float" office:value="616.173">
                <text:p>616.173</text:p>
              </table:table-cell>
            </table:table-row>
            <table:table-row>
              <table:table-cell office:value-type="string">
                <text:p>[set] listset</text:p>
              </table:table-cell>
              <table:table-cell office:value-type="float" office:value="716.765">
                <text:p>716.765</text:p>
              </table:table-cell>
            </table:table-row>
            <table:table-row>
              <table:table-cell office:value-type="string">
                <text:p>[set] hashset</text:p>
              </table:table-cell>
              <table:table-cell office:value-type="float" office:value="631.37">
                <text:p>631.37</text:p>
              </table:table-cell>
            </table:table-row>
            <table:table-row>
              <table:table-cell office:value-type="string">
                <text:p>iterator.vector</text:p>
              </table:table-cell>
              <table:table-cell office:value-type="float" office:value="75.088">
                <text:p>75.088</text:p>
              </table:table-cell>
            </table:table-row>
            <table:table-row>
              <table:table-cell office:value-type="string">
                <text:p>iterator.stream</text:p>
              </table:table-cell>
              <table:table-cell office:value-type="float" office:value="6166.401">
                <text:p>6166.401</text:p>
              </table:table-cell>
            </table:table-row>
            <table:table-row>
              <table:table-cell office:value-type="string">
                <text:p>iterator.list</text:p>
              </table:table-cell>
              <table:table-cell office:value-type="float" office:value="67.561">
                <text:p>67.561</text:p>
              </table:table-cell>
            </table:table-row>
            <table:table-row>
              <table:table-cell office:value-type="string">
                <text:p>vector</text:p>
              </table:table-cell>
              <table:table-cell office:value-type="float" office:value="148.37">
                <text:p>148.37</text:p>
              </table:table-cell>
            </table:table-row>
            <table:table-row>
              <table:table-cell office:value-type="string">
                <text:p>stream</text:p>
              </table:table-cell>
              <table:table-cell office:value-type="float" office:value="445.003">
                <text:p>445.003</text:p>
              </table:table-cell>
            </table:table-row>
            <table:table-row>
              <table:table-cell office:value-type="string">
                <text:p>list</text:p>
              </table:table-cell>
              <table:table-cell office:value-type="float" office:value="361.211">
                <text:p>361.2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maximum="10000" chart:interval-major="2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38cm" svg:height="7.109cm" xlink:href=".." xlink:type="simple" chart:class="chart:bar" chart:style-name="ch1">
        <chart:legend chart:legend-position="end" svg:x="11.355cm" svg:y="3.244cm" style:legend-expansion="high" chart:style-name="ch2"/>
        <chart:plot-area chart:style-name="ch3" table:cell-range-address="graphs.A2:graphs.A13 graphs.C1:graphs.C13" chart:data-source-has-labels="both" svg:x="0.254cm" svg:y="0.142cm" svg:width="10.847cm" svg:height="6.825cm">
          <chartooo:coordinate-region svg:x="3.822cm" svg:y="0.142cm" svg:width="6.709cm" svg:height="6.156cm"/>
          <chart:axis chart:dimension="x" chart:name="primary-x" chart:style-name="ch4" chartooo:axis-type="auto">
            <chartooo:date-scale/>
            <chart:categories table:cell-range-address="graphs.A2:graphs.A1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graphs.C2:graphs.C13" chart:label-cell-address="graphs.C1:graphs.C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graphs.C1:graph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set] iterator.set</text:p>
                <draw:g>
                  <svg:desc>graphs.A2:graphs.A13</svg:desc>
                </draw:g>
              </table:table-cell>
              <table:table-cell office:value-type="float" office:value="775.806">
                <text:p>775.806</text:p>
                <draw:g>
                  <svg:desc>graphs.C2:graphs.C13</svg:desc>
                </draw:g>
              </table:table-cell>
            </table:table-row>
            <table:table-row>
              <table:table-cell office:value-type="string">
                <text:p>[set] iterator.listset</text:p>
              </table:table-cell>
              <table:table-cell office:value-type="float" office:value="478.674">
                <text:p>478.674</text:p>
              </table:table-cell>
            </table:table-row>
            <table:table-row>
              <table:table-cell office:value-type="string">
                <text:p>[set] iterator.hashset</text:p>
              </table:table-cell>
              <table:table-cell office:value-type="float" office:value="828.337">
                <text:p>828.337</text:p>
              </table:table-cell>
            </table:table-row>
            <table:table-row>
              <table:table-cell office:value-type="string">
                <text:p>[set] set</text:p>
              </table:table-cell>
              <table:table-cell office:value-type="float" office:value="7527.845">
                <text:p>7527.845</text:p>
              </table:table-cell>
            </table:table-row>
            <table:table-row>
              <table:table-cell office:value-type="string">
                <text:p>[set] listset</text:p>
              </table:table-cell>
              <table:table-cell office:value-type="float" office:value="5367.003">
                <text:p>5367.003</text:p>
              </table:table-cell>
            </table:table-row>
            <table:table-row>
              <table:table-cell office:value-type="string">
                <text:p>[set] hashset</text:p>
              </table:table-cell>
              <table:table-cell office:value-type="float" office:value="7541.621">
                <text:p>7541.621</text:p>
              </table:table-cell>
            </table:table-row>
            <table:table-row>
              <table:table-cell office:value-type="string">
                <text:p>iterator.vector</text:p>
              </table:table-cell>
              <table:table-cell office:value-type="float" office:value="505.015">
                <text:p>505.015</text:p>
              </table:table-cell>
            </table:table-row>
            <table:table-row>
              <table:table-cell office:value-type="string">
                <text:p>iterator.stream</text:p>
              </table:table-cell>
              <table:table-cell office:value-type="float" office:value="22784.832">
                <text:p>22784.832</text:p>
              </table:table-cell>
            </table:table-row>
            <table:table-row>
              <table:table-cell office:value-type="string">
                <text:p>iterator.list</text:p>
              </table:table-cell>
              <table:table-cell office:value-type="float" office:value="483.932">
                <text:p>483.932</text:p>
              </table:table-cell>
            </table:table-row>
            <table:table-row>
              <table:table-cell office:value-type="string">
                <text:p>vector</text:p>
              </table:table-cell>
              <table:table-cell office:value-type="float" office:value="995.857">
                <text:p>995.857</text:p>
              </table:table-cell>
            </table:table-row>
            <table:table-row>
              <table:table-cell office:value-type="string">
                <text:p>stream</text:p>
              </table:table-cell>
              <table:table-cell office:value-type="float" office:value="4048.619">
                <text:p>4048.619</text:p>
              </table:table-cell>
            </table:table-row>
            <table:table-row>
              <table:table-cell office:value-type="string">
                <text:p>list</text:p>
              </table:table-cell>
              <table:table-cell office:value-type="float" office:value="2502.562">
                <text:p>2502.5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maximum="200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38cm" svg:height="7.109cm" xlink:href=".." xlink:type="simple" chart:class="chart:bar" chart:style-name="ch1">
        <chart:legend chart:legend-position="end" svg:x="11.146cm" svg:y="3.244cm" style:legend-expansion="high" chart:style-name="ch2"/>
        <chart:plot-area chart:style-name="ch3" table:cell-range-address="graphs.A2:graphs.A13 graphs.D1:graphs.D13" chart:data-source-has-labels="both" svg:x="0.254cm" svg:y="0.142cm" svg:width="10.638cm" svg:height="6.825cm">
          <chartooo:coordinate-region svg:x="3.822cm" svg:y="0.142cm" svg:width="6.396cm" svg:height="6.156cm"/>
          <chart:axis chart:dimension="x" chart:name="primary-x" chart:style-name="ch4" chartooo:axis-type="auto">
            <chartooo:date-scale/>
            <chart:categories table:cell-range-address="graphs.A2:graphs.A1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graphs.D2:graphs.D13" chart:label-cell-address="graphs.D1:graphs.D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</text:p>
                <draw:g>
                  <svg:desc>graphs.D1:graph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set] iterator.set</text:p>
                <draw:g>
                  <svg:desc>graphs.A2:graphs.A13</svg:desc>
                </draw:g>
              </table:table-cell>
              <table:table-cell office:value-type="float" office:value="11731.136">
                <text:p>11731.136</text:p>
                <draw:g>
                  <svg:desc>graphs.D2:graphs.D13</svg:desc>
                </draw:g>
              </table:table-cell>
            </table:table-row>
            <table:table-row>
              <table:table-cell office:value-type="string">
                <text:p>[set] iterator.listset</text:p>
              </table:table-cell>
              <table:table-cell office:value-type="float" office:value="7931.782">
                <text:p>7931.782</text:p>
              </table:table-cell>
            </table:table-row>
            <table:table-row>
              <table:table-cell office:value-type="string">
                <text:p>[set] iterator.hashset</text:p>
              </table:table-cell>
              <table:table-cell office:value-type="float" office:value="33025.924">
                <text:p>33025.924</text:p>
              </table:table-cell>
            </table:table-row>
            <table:table-row>
              <table:table-cell office:value-type="string">
                <text:p>[set] set</text:p>
              </table:table-cell>
              <table:table-cell office:value-type="float" office:value="157897.147">
                <text:p>157897.147</text:p>
              </table:table-cell>
            </table:table-row>
            <table:table-row>
              <table:table-cell office:value-type="string">
                <text:p>[set] listset</text:p>
              </table:table-cell>
              <table:table-cell office:value-type="float" office:value="50992.442">
                <text:p>50992.442</text:p>
              </table:table-cell>
            </table:table-row>
            <table:table-row>
              <table:table-cell office:value-type="string">
                <text:p>[set] hashset</text:p>
              </table:table-cell>
              <table:table-cell office:value-type="float" office:value="142244.047">
                <text:p>142244.047</text:p>
              </table:table-cell>
            </table:table-row>
            <table:table-row>
              <table:table-cell office:value-type="string">
                <text:p>iterator.vector</text:p>
              </table:table-cell>
              <table:table-cell office:value-type="float" office:value="53859.64">
                <text:p>53859.64</text:p>
              </table:table-cell>
            </table:table-row>
            <table:table-row>
              <table:table-cell office:value-type="string">
                <text:p>iterator.stream</text:p>
              </table:table-cell>
              <table:table-cell office:value-type="float" office:value="229749.715">
                <text:p>229749.715</text:p>
              </table:table-cell>
            </table:table-row>
            <table:table-row>
              <table:table-cell office:value-type="string">
                <text:p>iterator.list</text:p>
              </table:table-cell>
              <table:table-cell office:value-type="float" office:value="7854.459">
                <text:p>7854.459</text:p>
              </table:table-cell>
            </table:table-row>
            <table:table-row>
              <table:table-cell office:value-type="string">
                <text:p>vector</text:p>
              </table:table-cell>
              <table:table-cell office:value-type="float" office:value="29969.415">
                <text:p>29969.415</text:p>
              </table:table-cell>
            </table:table-row>
            <table:table-row>
              <table:table-cell office:value-type="string">
                <text:p>stream</text:p>
              </table:table-cell>
              <table:table-cell office:value-type="float" office:value="40671.031">
                <text:p>40671.031</text:p>
              </table:table-cell>
            </table:table-row>
            <table:table-row>
              <table:table-cell office:value-type="string">
                <text:p>list</text:p>
              </table:table-cell>
              <table:table-cell office:value-type="float" office:value="15888.309">
                <text:p>15888.3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maximum="2000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38cm" svg:height="7.109cm" xlink:href=".." xlink:type="simple" chart:class="chart:bar" chart:style-name="ch1">
        <chart:legend chart:legend-position="end" svg:x="10.937cm" svg:y="3.244cm" style:legend-expansion="high" chart:style-name="ch2"/>
        <chart:plot-area chart:style-name="ch3" table:cell-range-address="graphs.A2:graphs.A13 graphs.E1:graphs.E13" chart:data-source-has-labels="both" svg:x="0.254cm" svg:y="0.142cm" svg:width="10.429cm" svg:height="6.825cm">
          <chartooo:coordinate-region svg:x="3.822cm" svg:y="0.142cm" svg:width="6.037cm" svg:height="6.156cm"/>
          <chart:axis chart:dimension="x" chart:name="primary-x" chart:style-name="ch4" chartooo:axis-type="auto">
            <chartooo:date-scale/>
            <chart:categories table:cell-range-address="graphs.A2:graphs.A1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graphs.E2:graphs.E13" chart:label-cell-address="graphs.E1:graphs.E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</text:p>
                <draw:g>
                  <svg:desc>graphs.E1:graph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set] iterator.set</text:p>
                <draw:g>
                  <svg:desc>graphs.A2:graphs.A13</svg:desc>
                </draw:g>
              </table:table-cell>
              <table:table-cell office:value-type="float" office:value="137833.688">
                <text:p>137833.688</text:p>
                <draw:g>
                  <svg:desc>graphs.E2:graphs.E13</svg:desc>
                </draw:g>
              </table:table-cell>
            </table:table-row>
            <table:table-row>
              <table:table-cell office:value-type="string">
                <text:p>[set] iterator.listset</text:p>
              </table:table-cell>
              <table:table-cell office:value-type="float" office:value="83452.899">
                <text:p>83452.899</text:p>
              </table:table-cell>
            </table:table-row>
            <table:table-row>
              <table:table-cell office:value-type="string">
                <text:p>[set] iterator.hashset</text:p>
              </table:table-cell>
              <table:table-cell office:value-type="float" office:value="600077.614">
                <text:p>600077.614</text:p>
              </table:table-cell>
            </table:table-row>
            <table:table-row>
              <table:table-cell office:value-type="string">
                <text:p>[set] set</text:p>
              </table:table-cell>
              <table:table-cell office:value-type="float" office:value="1849349.556">
                <text:p>1849349.556</text:p>
              </table:table-cell>
            </table:table-row>
            <table:table-row>
              <table:table-cell office:value-type="string">
                <text:p>[set] listset</text:p>
              </table:table-cell>
              <table:table-cell office:value-type="float" office:value="827950.458">
                <text:p>827950.458</text:p>
              </table:table-cell>
            </table:table-row>
            <table:table-row>
              <table:table-cell office:value-type="string">
                <text:p>[set] hashset</text:p>
              </table:table-cell>
              <table:table-cell office:value-type="float" office:value="1829750.351">
                <text:p>1829750.351</text:p>
              </table:table-cell>
            </table:table-row>
            <table:table-row>
              <table:table-cell office:value-type="string">
                <text:p>iterator.vector</text:p>
              </table:table-cell>
              <table:table-cell office:value-type="float" office:value="581767.443">
                <text:p>581767.443</text:p>
              </table:table-cell>
            </table:table-row>
            <table:table-row>
              <table:table-cell office:value-type="string">
                <text:p>iterator.stream</text:p>
              </table:table-cell>
              <table:table-cell office:value-type="float" office:value="2355484.805">
                <text:p>2355484.805</text:p>
              </table:table-cell>
            </table:table-row>
            <table:table-row>
              <table:table-cell office:value-type="string">
                <text:p>iterator.list</text:p>
              </table:table-cell>
              <table:table-cell office:value-type="float" office:value="193255.415">
                <text:p>193255.415</text:p>
              </table:table-cell>
            </table:table-row>
            <table:table-row>
              <table:table-cell office:value-type="string">
                <text:p>vector</text:p>
              </table:table-cell>
              <table:table-cell office:value-type="float" office:value="724812.704">
                <text:p>724812.704</text:p>
              </table:table-cell>
            </table:table-row>
            <table:table-row>
              <table:table-cell office:value-type="string">
                <text:p>stream</text:p>
              </table:table-cell>
              <table:table-cell office:value-type="float" office:value="457376.54">
                <text:p>457376.54</text:p>
              </table:table-cell>
            </table:table-row>
            <table:table-row>
              <table:table-cell office:value-type="string">
                <text:p>list</text:p>
              </table:table-cell>
              <table:table-cell office:value-type="float" office:value="228716.061">
                <text:p>228716.0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